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media _bootcamp CIT 00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BJECT ORIENTED PROGRAMMING WITH </text:p>
            <text:p>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erstanding and object and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 object is the characteristics behavior of a particular thing </text:p>
              </text:list-item>
              <text:list-item>
                <text:p>A class is a blue print fro creating oj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d using the keyword: class the followed by the class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7:36:50.370409503</meta:creation-date>
    <dc:date>2017-04-16T17:46:11.965012824</dc:date>
    <meta:editing-duration>PT9M22S</meta:editing-duration>
    <meta:editing-cycles>4</meta:editing-cycles>
    <meta:generator>LibreOffice/5.1.6.2$Linux_X86_64 LibreOffice_project/10m0$Build-2</meta:generator>
    <meta:document-statistic meta:object-count="33"/>
  </office:meta>
</office:document-meta>
</file>